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P2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4d381"/>
    </style:style>
    <style:style style:name="T2" style:family="text">
      <style:text-properties officeooo:rsid="006516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Uczenie się o AVR-GCC</text:span></text:p>
      <text:p text:style-name="P1">-<text:span text:style-name="T2">Uczenie się embeded dev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3T03:53:16.771780283</dc:date>
    <meta:editing-duration>P1DT5H50M26S</meta:editing-duration>
    <meta:editing-cycles>60</meta:editing-cycles>
    <meta:document-statistic meta:table-count="0" meta:image-count="0" meta:object-count="0" meta:page-count="1" meta:paragraph-count="2" meta:word-count="8" meta:character-count="46" meta:non-whitespace-character-count="40"/>
  </office:meta>
</office:document-meta>
</file>